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4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3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1.619cm" svg:y="7.686cm">
            <draw:object draw:notify-on-update-of-ranges="Лист1.K4:Лист1.K9 Лист1.L4:Лист1.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, мм</text:p>
          </table:table-cell>
          <table:table-cell table:style-name="ce1" office:value-type="string" calcext:value-type="string">
            <text:p>D - &lt;D&gt;, мм</text:p>
          </table:table-cell>
          <table:table-cell table:style-name="ce1" office:value-type="string" calcext:value-type="string">
            <text:p>(D - &lt;D&gt;)^2, мм^2</text:p>
          </table:table-cell>
          <table:table-cell/>
          <table:table-cell table:style-name="ce1" office:value-type="string" calcext:value-type="string">
            <text:p>U, В</text:p>
          </table:table-cell>
          <table:table-cell table:style-name="ce1" office:value-type="string" calcext:value-type="string">
            <text:p>F(n), Гц</text:p>
          </table:table-cell>
          <table:table-cell table:style-name="ce1" office:value-type="string" calcext:value-type="string">
            <text:p>F(n) - &lt;F(n)&gt;, Гц</text:p>
          </table:table-cell>
          <table:table-cell table:style-name="ce1" office:value-type="string" calcext:value-type="string">
            <text:p>(F(n) - &lt;F(n)&gt;)^2, Гц^2</text:p>
          </table:table-cell>
          <table:table-cell/>
          <table:table-cell table:style-name="ce1" office:value-type="string" calcext:value-type="string">
            <text:p>F(n), Гц</text:p>
          </table:table-cell>
          <table:table-cell table:style-name="ce1" office:value-type="string" calcext:value-type="string">
            <text:p>U, В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.15" calcext:value-type="float">
            <text:p>9,15</text:p>
          </table:table-cell>
          <table:table-cell table:style-name="ce1" table:formula="of:=[.B2]-[.$B$8]" office:value-type="float" office:value="0.0280000000000005" calcext:value-type="float">
            <text:p>0,0280000000000005</text:p>
          </table:table-cell>
          <table:table-cell table:style-name="ce1" table:formula="of:=[.C2]^2" office:value-type="float" office:value="0.000784000000000026" calcext:value-type="float">
            <text:p>0,000784000000000026</text:p>
          </table:table-cell>
          <table:table-cell/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157.5" calcext:value-type="float">
            <text:p>157,5</text:p>
          </table:table-cell>
          <table:table-cell table:style-name="ce1" table:formula="of:=[.G2]-[.$G$13]" office:value-type="float" office:value="-16.16" calcext:value-type="float">
            <text:p>-16,16</text:p>
          </table:table-cell>
          <table:table-cell table:style-name="ce1" table:formula="of:=[.H2]^2" office:value-type="float" office:value="261.1456" calcext:value-type="float">
            <text:p>261,1456</text:p>
          </table:table-cell>
          <table:table-cell/>
          <table:table-cell table:style-name="ce1" office:value-type="float" office:value="157.5" calcext:value-type="float">
            <text:p>157,5</text:p>
          </table:table-cell>
          <table:table-cell table:style-name="ce1" office:value-type="float" office:value="5.6" calcext:value-type="float">
            <text:p>5,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.11" calcext:value-type="float">
            <text:p>9,11</text:p>
          </table:table-cell>
          <table:table-cell table:style-name="ce1" table:formula="of:=[.B3]-[.$B$8]" office:value-type="float" office:value="-0.0120000000000005" calcext:value-type="float">
            <text:p>-0,0120000000000005</text:p>
          </table:table-cell>
          <table:table-cell table:style-name="ce1" table:formula="of:=[.C3]^2" office:value-type="float" office:value="0.000144000000000011" calcext:value-type="float">
            <text:p>0,0001440000000000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69.1" calcext:value-type="float">
            <text:p>169,1</text:p>
          </table:table-cell>
          <table:table-cell table:style-name="ce1" table:formula="of:=[.G3]-[.$G$13]" office:value-type="float" office:value="-4.56" calcext:value-type="float">
            <text:p>-4,56</text:p>
          </table:table-cell>
          <table:table-cell table:style-name="ce1" table:formula="of:=[.H3]^2" office:value-type="float" office:value="20.7936" calcext:value-type="float">
            <text:p>20,7936</text:p>
          </table:table-cell>
          <table:table-cell/>
          <table:table-cell table:style-name="ce1" office:value-type="float" office:value="169.1" calcext:value-type="float">
            <text:p>169,1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.13" calcext:value-type="float">
            <text:p>9,13</text:p>
          </table:table-cell>
          <table:table-cell table:style-name="ce1" table:formula="of:=[.B4]-[.$B$8]" office:value-type="float" office:value="0.0080000000000009" calcext:value-type="float">
            <text:p>0,0080000000000009</text:p>
          </table:table-cell>
          <table:table-cell table:style-name="ce1" table:formula="of:=[.C4]^2" office:value-type="float" office:value="0.0000640000000000143" calcext:value-type="float">
            <text:p>6,40000000000143E-05</text:p>
          </table:table-cell>
          <table:table-cell/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170.5" calcext:value-type="float">
            <text:p>170,5</text:p>
          </table:table-cell>
          <table:table-cell table:style-name="ce1" table:formula="of:=[.G4]-[.$G$13]" office:value-type="float" office:value="-3.16" calcext:value-type="float">
            <text:p>-3,16</text:p>
          </table:table-cell>
          <table:table-cell table:style-name="ce1" table:formula="of:=[.H4]^2" office:value-type="float" office:value="9.98559999999998" calcext:value-type="float">
            <text:p>9,98559999999998</text:p>
          </table:table-cell>
          <table:table-cell/>
          <table:table-cell table:style-name="ce1" office:value-type="float" office:value="170.5" calcext:value-type="float">
            <text:p>170,5</text:p>
          </table:table-cell>
          <table:table-cell table:style-name="ce1" office:value-type="float" office:value="6.5" calcext:value-type="float">
            <text:p>6,5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.11" calcext:value-type="float">
            <text:p>9,11</text:p>
          </table:table-cell>
          <table:table-cell table:style-name="ce1" table:formula="of:=[.B5]-[.$B$8]" office:value-type="float" office:value="-0.0120000000000005" calcext:value-type="float">
            <text:p>-0,0120000000000005</text:p>
          </table:table-cell>
          <table:table-cell table:style-name="ce1" table:formula="of:=[.C5]^2" office:value-type="float" office:value="0.000144000000000011" calcext:value-type="float">
            <text:p>0,00014400000000001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72.1" calcext:value-type="float">
            <text:p>172,1</text:p>
          </table:table-cell>
          <table:table-cell table:style-name="ce1" table:formula="of:=[.G5]-[.$G$13]" office:value-type="float" office:value="-1.56" calcext:value-type="float">
            <text:p>-1,56</text:p>
          </table:table-cell>
          <table:table-cell table:style-name="ce1" table:formula="of:=[.H5]^2" office:value-type="float" office:value="2.43360000000001" calcext:value-type="float">
            <text:p>2,43360000000001</text:p>
          </table:table-cell>
          <table:table-cell/>
          <table:table-cell table:style-name="ce7" office:value-type="float" office:value="172.1" calcext:value-type="float">
            <text:p>172,1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9.11" calcext:value-type="float">
            <text:p>9,11</text:p>
          </table:table-cell>
          <table:table-cell table:style-name="ce1" table:formula="of:=[.B6]-[.$B$8]" office:value-type="float" office:value="-0.0120000000000005" calcext:value-type="float">
            <text:p>-0,0120000000000005</text:p>
          </table:table-cell>
          <table:table-cell table:style-name="ce1" table:formula="of:=[.C6]^2" office:value-type="float" office:value="0.000144000000000011" calcext:value-type="float">
            <text:p>0,000144000000000011</text:p>
          </table:table-cell>
          <table:table-cell/>
          <table:table-cell table:style-name="ce1" office:value-type="float" office:value="9.5" calcext:value-type="float">
            <text:p>9,5</text:p>
          </table:table-cell>
          <table:table-cell table:style-name="ce1" office:value-type="float" office:value="173.8" calcext:value-type="float">
            <text:p>173,8</text:p>
          </table:table-cell>
          <table:table-cell table:style-name="ce1" table:formula="of:=[.G6]-[.$G$13]" office:value-type="float" office:value="0.140000000000015" calcext:value-type="float">
            <text:p>0,140000000000015</text:p>
          </table:table-cell>
          <table:table-cell table:style-name="ce1" table:formula="of:=[.H6]^2" office:value-type="float" office:value="0.0196000000000041" calcext:value-type="float">
            <text:p>0,0196000000000041</text:p>
          </table:table-cell>
          <table:table-cell/>
          <table:table-cell table:style-name="ce7" office:value-type="float" office:value="173.8" calcext:value-type="float">
            <text:p>173,8</text:p>
          </table:table-cell>
          <table:table-cell table:style-name="ce7" office:value-type="float" office:value="9.5" calcext:value-type="float">
            <text:p>9,5</text:p>
          </table:table-cell>
          <table:table-cell table:style-name="Default" table:formula="of:=MAX([.K4:.K9])-MIN([.K4:.K9])" office:value-type="float" office:value="8.09999999999999" calcext:value-type="float">
            <text:p>8,09999999999999</text:p>
          </table:table-cell>
          <table:table-cell table:style-name="Default" table:formula="of:=MAX([.L4:.L9])-MIN([.L4:.L9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lt;D&gt;</text:p>
          </table:table-cell>
          <table:table-cell/>
          <table:table-cell office:value-type="string" calcext:value-type="string">
            <text:p>∑(D - &lt;D&gt;)^2</text:p>
          </table:table-cell>
          <table:table-cell/>
          <table:table-cell table:style-name="ce1" office:value-type="float" office:value="8.5" calcext:value-type="float">
            <text:p>8,5</text:p>
          </table:table-cell>
          <table:table-cell table:style-name="ce1" office:value-type="float" office:value="175.4" calcext:value-type="float">
            <text:p>175,4</text:p>
          </table:table-cell>
          <table:table-cell table:style-name="ce1" table:formula="of:=[.G7]-[.$G$13]" office:value-type="float" office:value="1.74000000000001" calcext:value-type="float">
            <text:p>1,74000000000001</text:p>
          </table:table-cell>
          <table:table-cell table:style-name="ce1" table:formula="of:=[.H7]^2" office:value-type="float" office:value="3.02760000000003" calcext:value-type="float">
            <text:p>3,02760000000003</text:p>
          </table:table-cell>
          <table:table-cell/>
          <table:table-cell table:style-name="ce7" office:value-type="float" office:value="175.4" calcext:value-type="float">
            <text:p>175,4</text:p>
          </table:table-cell>
          <table:table-cell table:style-name="ce7" office:value-type="float" office:value="8.5" calcext:value-type="float">
            <text:p>8,5</text:p>
          </table:table-cell>
          <table:table-cell table:style-name="Default" table:formula="of:=[.M6]/18" office:value-type="float" office:value="0.45" calcext:value-type="float">
            <text:p>0,45</text:p>
          </table:table-cell>
          <table:table-cell table:style-name="Default" table:formula="of:=[.N6]/18" office:value-type="float" office:value="0.166666666666667" calcext:value-type="float">
            <text:p>0,166666666666667</text:p>
          </table:table-cell>
          <table:table-cell table:number-columns-repeated="1010"/>
        </table:table-row>
        <table:table-row table:style-name="ro1">
          <table:table-cell/>
          <table:table-cell table:formula="of:=SUM([.B2:.B6])/COUNT([.B2:.B6])" office:value-type="float" office:value="9.122" calcext:value-type="float">
            <text:p>9,122</text:p>
          </table:table-cell>
          <table:table-cell office:value-type="string" calcext:value-type="string">
            <text:p>мм</text:p>
          </table:table-cell>
          <table:table-cell table:formula="of:=SUM([.D2:.D6])" office:value-type="float" office:value="0.00128000000000007" calcext:value-type="float">
            <text:p>0,00128000000000007</text:p>
          </table:table-cell>
          <table:table-cell/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formula="of:=[.G8]-[.$G$13]" office:value-type="float" office:value="3.34" calcext:value-type="float">
            <text:p>3,34</text:p>
          </table:table-cell>
          <table:table-cell table:style-name="ce1" table:formula="of:=[.H8]^2" office:value-type="float" office:value="11.1556" calcext:value-type="float">
            <text:p>11,1556</text:p>
          </table:table-cell>
          <table:table-cell/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7.5" calcext:value-type="float">
            <text:p>7,5</text:p>
          </table:table-cell>
          <table:table-cell table:style-name="Default" table:formula="of:=[.M6]/13" office:value-type="float" office:value="0.623076923076923" calcext:value-type="float">
            <text:p>0,623076923076923</text:p>
          </table:table-cell>
          <table:table-cell table:style-name="Default" table:formula="of:=[.N6]/15" office:value-type="float" office:value="0.2" calcext:value-type="float">
            <text:p>0,2</text:p>
          </table:table-cell>
          <table:table-cell table:number-columns-repeated="1010"/>
        </table:table-row>
        <table:table-row table:style-name="ro1">
          <table:table-cell/>
          <table:table-cell table:formula="of:=[.B8]/1000" office:value-type="float" office:value="0.009122" calcext:value-type="float">
            <text:p>0,009122</text:p>
          </table:table-cell>
          <table:table-cell office:value-type="string" calcext:value-type="string">
            <text:p>м</text:p>
          </table:table-cell>
          <table:table-cell table:formula="of:=[.D8]/(1000^2)" office:value-type="float" office:value="0.00000000128" calcext:value-type="float">
            <text:p>1,28000000000007E-09</text:p>
          </table:table-cell>
          <table:table-cell/>
          <table:table-cell table:style-name="ce1" office:value-type="float" office:value="6.7" calcext:value-type="float">
            <text:p>6,7</text:p>
          </table:table-cell>
          <table:table-cell table:style-name="ce1" office:value-type="float" office:value="178.6" calcext:value-type="float">
            <text:p>178,6</text:p>
          </table:table-cell>
          <table:table-cell table:style-name="ce1" table:formula="of:=[.G9]-[.$G$13]" office:value-type="float" office:value="4.94" calcext:value-type="float">
            <text:p>4,94</text:p>
          </table:table-cell>
          <table:table-cell table:style-name="ce1" table:formula="of:=[.H9]^2" office:value-type="float" office:value="24.4036" calcext:value-type="float">
            <text:p>24,4036</text:p>
          </table:table-cell>
          <table:table-cell/>
          <table:table-cell table:style-name="ce1" office:value-type="float" office:value="178.6" calcext:value-type="float">
            <text:p>178,6</text:p>
          </table:table-cell>
          <table:table-cell table:style-name="ce1" office:value-type="float" office:value="6.7" calcext:value-type="float">
            <text:p>6,7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180.4" calcext:value-type="float">
            <text:p>180,4</text:p>
          </table:table-cell>
          <table:table-cell table:style-name="ce1" table:formula="of:=[.G10]-[.$G$13]" office:value-type="float" office:value="6.74000000000001" calcext:value-type="float">
            <text:p>6,74000000000001</text:p>
          </table:table-cell>
          <table:table-cell table:style-name="ce1" table:formula="of:=[.H10]^2" office:value-type="float" office:value="45.4276000000001" calcext:value-type="float">
            <text:p>45,4276000000001</text:p>
          </table:table-cell>
          <table:table-cell/>
          <table:table-cell table:style-name="ce1" office:value-type="float" office:value="180.4" calcext:value-type="float">
            <text:p>180,4</text:p>
          </table:table-cell>
          <table:table-cell table:style-name="ce1" office:value-type="float" office:value="6.5" calcext:value-type="float">
            <text:p>6,5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2.2" calcext:value-type="float">
            <text:p>182,2</text:p>
          </table:table-cell>
          <table:table-cell table:style-name="ce1" table:formula="of:=[.G11]-[.$G$13]" office:value-type="float" office:value="8.53999999999999" calcext:value-type="float">
            <text:p>8,53999999999999</text:p>
          </table:table-cell>
          <table:table-cell table:style-name="ce1" table:formula="of:=[.H11]^2" office:value-type="float" office:value="72.9315999999999" calcext:value-type="float">
            <text:p>72,9315999999999</text:p>
          </table:table-cell>
          <table:table-cell/>
          <table:table-cell table:style-name="ce1" office:value-type="float" office:value="182.2" calcext:value-type="float">
            <text:p>182,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∆D</text:p>
          </table:table-cell>
          <table:table-cell table:formula="of:=0.1/1000" office:value-type="float" office:value="0.0001" calcext:value-type="float">
            <text:p>0,0001</text:p>
          </table:table-cell>
          <table:table-cell table:number-columns-repeated="4"/>
          <table:table-cell office:value-type="string" calcext:value-type="string">
            <text:p>&lt;F(n)&gt;</text:p>
          </table:table-cell>
          <table:table-cell/>
          <table:table-cell office:value-type="string" calcext:value-type="string">
            <text:p>∑(F(n) - &lt;F(n)&gt;)^2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table:formula="of:=SUM([.G2:.G11])/COUNT([.G2:.G11])" office:value-type="float" office:value="173.66" calcext:value-type="float">
            <text:p>173,66</text:p>
          </table:table-cell>
          <table:table-cell/>
          <table:table-cell table:formula="of:=SUM([.I2:.I11])" office:value-type="float" office:value="451.324" calcext:value-type="float">
            <text:p>451,32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314" calcext:value-type="float">
            <text:p>0,314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∆L</text:p>
          </table:table-cell>
          <table:table-cell table:formula="of:=1/1000" office:value-type="float" office:value="0.001" calcext:value-type="float">
            <text:p>0,001</text:p>
          </table:table-cell>
          <table:table-cell table:number-columns-repeated="8"/>
          <table:table-cell office:value-type="float" office:value="6.2" calcext:value-type="float">
            <text:p>6,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кг/м</text:p>
          </table:table-cell>
          <table:table-cell office:value-type="string" calcext:value-type="string">
            <text:p><text:span text:style-name="T1">∆</text:span>p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formula="of:=[.N16]+0.2" office:value-type="float" office:value="6.4" calcext:value-type="float">
            <text:p>6,4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number-columns-repeated="10"/>
          <table:table-cell office:value-type="float" office:value="171.5" calcext:value-type="float">
            <text:p>171,5</text:p>
          </table:table-cell>
          <table:table-cell table:formula="of:=[.N17]+0.2" office:value-type="float" office:value="6.6" calcext:value-type="float">
            <text:p>6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table:formula="of:=200 * (10^9)" office:value-type="float" office:value="200000000000" calcext:value-type="float">
            <text:p>200000000000</text:p>
          </table:table-cell>
          <table:table-cell table:style-name="Default"/>
          <table:table-cell table:number-columns-repeated="9"/>
          <table:table-cell table:formula="of:=[.M18]+0.5" office:value-type="float" office:value="172" calcext:value-type="float">
            <text:p>172</text:p>
          </table:table-cell>
          <table:table-cell table:formula="of:=[.N18]+0.2" office:value-type="float" office:value="6.8" calcext:value-type="float">
            <text:p>6,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(n)</text:p>
          </table:table-cell>
          <table:table-cell table:formula="of:=((3.14*[.B9])/(8*([.B16]^2))) * SQRT([.B19]/[.B17])" office:value-type="float" office:value="183.881538744769" calcext:value-type="float">
            <text:p>183,881538744769</text:p>
          </table:table-cell>
          <table:table-cell office:value-type="string" calcext:value-type="string">
            <text:p>Первая резонансная</text:p>
          </table:table-cell>
          <table:table-cell table:number-columns-repeated="9"/>
          <table:table-cell table:formula="of:=[.M19]+0.5" office:value-type="float" office:value="172.5" calcext:value-type="float">
            <text:p>172,5</text:p>
          </table:table-cell>
          <table:table-cell table:formula="of:=[.N19]+0.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[.M20]+0.5" office:value-type="float" office:value="173" calcext:value-type="float">
            <text:p>173</text:p>
          </table:table-cell>
          <table:table-cell table:formula="of:=[.N20]+0.2" office:value-type="float" office:value="7.2" calcext:value-type="float">
            <text:p>7,2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[.M21]+0.5" office:value-type="float" office:value="173.5" calcext:value-type="float">
            <text:p>173,5</text:p>
          </table:table-cell>
          <table:table-cell table:formula="of:=[.N21]+0.2" office:value-type="float" office:value="7.4" calcext:value-type="float">
            <text:p>7,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74.4" calcext:value-type="float">
            <text:p>174,4</text:p>
          </table:table-cell>
          <table:table-cell office:value-type="string" calcext:value-type="string">
            <text:p>Первая резонансная полученная с графика</text:p>
          </table:table-cell>
          <table:table-cell table:number-columns-repeated="9"/>
          <table:table-cell table:formula="of:=[.M22]+0.5" office:value-type="float" office:value="174" calcext:value-type="float">
            <text:p>174</text:p>
          </table:table-cell>
          <table:table-cell table:formula="of:=[.N22]+0.2" office:value-type="float" office:value="7.6" calcext:value-type="float">
            <text:p>7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∆Fp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9"/>
          <table:table-cell table:formula="of:=[.M23]+0.5" office:value-type="float" office:value="174.5" calcext:value-type="float">
            <text:p>174,5</text:p>
          </table:table-cell>
          <table:table-cell table:formula="of:=[.N23]+0.2" office:value-type="float" office:value="7.8" calcext:value-type="float">
            <text:p>7,8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[.M24]+0.5" office:value-type="float" office:value="175" calcext:value-type="float">
            <text:p>175</text:p>
          </table:table-cell>
          <table:table-cell table:formula="of:=[.N24]+0.2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</text:p>
          </table:table-cell>
          <table:table-cell table:formula="of:= (64 * ([.B16]^4) * [.B17] * ([.B23]^2))/((3.14 ^ 2) * ([.B9]^2))" office:value-type="float" office:value="179906435198.111" calcext:value-type="float">
            <text:p>179906435198,111</text:p>
          </table:table-cell>
          <table:table-cell office:value-type="string" calcext:value-type="string">
            <text:p>По графику</text:p>
          </table:table-cell>
          <table:table-cell table:number-columns-repeated="9"/>
          <table:table-cell table:formula="of:=[.M25]+0.5" office:value-type="float" office:value="175.5" calcext:value-type="float">
            <text:p>175,5</text:p>
          </table:table-cell>
          <table:table-cell table:formula="of:=[.N25]+0.2" office:value-type="float" office:value="8.2" calcext:value-type="float">
            <text:p>8,2</text:p>
          </table:table-cell>
          <table:table-cell table:number-columns-repeated="1010"/>
        </table:table-row>
        <table:table-row table:style-name="ro1">
          <table:table-cell/>
          <table:table-cell table:formula="of:=[.B26]/(10^9)" office:value-type="float" office:value="179.906435198111" calcext:value-type="float">
            <text:p>179,906435198111</text:p>
          </table:table-cell>
          <table:table-cell office:value-type="string" calcext:value-type="string">
            <text:p>10^9</text:p>
          </table:table-cell>
          <table:table-cell table:number-columns-repeated="9"/>
          <table:table-cell table:formula="of:=[.M26]+0.5" office:value-type="float" office:value="176" calcext:value-type="float">
            <text:p>176</text:p>
          </table:table-cell>
          <table:table-cell table:formula="of:=[.N26]+0.2" office:value-type="float" office:value="8.4" calcext:value-type="float">
            <text:p>8,4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[.M27]+0.5" office:value-type="float" office:value="176.5" calcext:value-type="float">
            <text:p>176,5</text:p>
          </table:table-cell>
          <table:table-cell table:formula="of:=[.N27]+0.2" office:value-type="float" office:value="8.6" calcext:value-type="float">
            <text:p>8,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D</text:p>
          </table:table-cell>
          <table:table-cell table:formula="of:=[.B12]/[.B9]" office:value-type="float" office:value="0.0109625082218812" calcext:value-type="float">
            <text:p>0,0109625082218812</text:p>
          </table:table-cell>
          <table:table-cell table:number-columns-repeated="10"/>
          <table:table-cell table:formula="of:=[.M28]+0.5" office:value-type="float" office:value="177" calcext:value-type="float">
            <text:p>177</text:p>
          </table:table-cell>
          <table:table-cell table:formula="of:=[.N28]+0.2" office:value-type="float" office:value="8.8" calcext:value-type="float">
            <text:p>8,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Fp</text:p>
          </table:table-cell>
          <table:table-cell table:number-columns-repeated="11"/>
          <table:table-cell table:formula="of:=[.M29]+0.5" office:value-type="float" office:value="177.5" calcext:value-type="float">
            <text:p>177,5</text:p>
          </table:table-cell>
          <table:table-cell table:formula="of:=[.N29]+0.2"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p</text:p>
          </table:table-cell>
          <table:table-cell table:formula="of:=[.E17]/[.B17]" office:value-type="float" office:value="0.0128205128205128" calcext:value-type="float">
            <text:p>0,0128205128205128</text:p>
          </table:table-cell>
          <table:table-cell table:number-columns-repeated="10"/>
          <table:table-cell table:formula="of:=[.M30]+0.5" office:value-type="float" office:value="178" calcext:value-type="float">
            <text:p>178</text:p>
          </table:table-cell>
          <table:table-cell table:formula="of:=[.N30]+0.2" office:value-type="float" office:value="9.2" calcext:value-type="float">
            <text:p>9,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L</text:p>
          </table:table-cell>
          <table:table-cell table:style-name="Default" table:formula="of:=[.E16]/[.B16]" office:value-type="float" office:value="0.00318471337579618" calcext:value-type="float">
            <text:p>0,00318471337579618</text:p>
          </table:table-cell>
          <table:table-cell table:number-columns-repeated="11"/>
          <table:table-cell table:formula="of:=[.N31]+0.2" office:value-type="float" office:value="9.4" calcext:value-type="float">
            <text:p>9,4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δE</text:p>
          </table:table-cell>
          <table:table-cell table:formula="of:=SQRT(((4 * [.B32]) ^ 2) + ([.B31]^ 2) + ((2 * [.B30]) ^ 2) + ((2 * [.B29]) ^ 2))" office:value-type="float" office:value="0.0284139100374409" calcext:value-type="float">
            <text:p>0,0284139100374409</text:p>
          </table:table-cell>
          <table:table-cell table:number-columns-repeated="11"/>
          <table:table-cell table:formula="of:=[.N32]+0.2" office:value-type="float" office:value="9.6" calcext:value-type="float">
            <text:p>9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∆E</text:p>
          </table:table-cell>
          <table:table-cell table:style-name="Default" table:formula="of:=[.B33]*[.B27]" office:value-type="float" office:value="5.11184526487581" calcext:value-type="float">
            <text:p>5,11184526487581</text:p>
          </table:table-cell>
          <table:table-cell table:number-columns-repeated="11"/>
          <table:table-cell table:formula="of:=[.N33]+0.2" office:value-type="float" office:value="9.8" calcext:value-type="float">
            <text:p>9,8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number-columns-repeated="10"/>
          <table:table-cell table:formula="of:=COUNT([.M16:.M34])" office:value-type="float" office:value="14" calcext:value-type="float">
            <text:p>14</text:p>
          </table:table-cell>
          <table:table-cell table:formula="of:=COUNT([.N16:.N34])" office:value-type="float" office:value="19" calcext:value-type="float">
            <text:p>19</text:p>
          </table:table-cell>
          <table:table-cell table:number-columns-repeated="1010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03:00.195228272</meta:creation-date>
    <meta:generator>LibreOffice/7.4.7.2$Linux_X86_64 LibreOffice_project/40$Build-2</meta:generator>
    <dc:date>2024-11-26T15:42:45.979829219</dc:date>
    <meta:editing-duration>PT1H57M22S</meta:editing-duration>
    <meta:editing-cycles>9</meta:editing-cycles>
    <meta:document-statistic meta:table-count="1" meta:cell-count="183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U от F(n)</text:p>
        </chart:title>
        <chart:legend chart:legend-position="end" svg:x="13.016cm" svg:y="4.201cm" style:legend-expansion="high" chart:style-name="ch3"/>
        <chart:plot-area chart:style-name="ch4" table:cell-range-address="Лист1.K4:Лист1.L9" svg:x="1.331cm" svg:y="1.275cm" svg:width="11.365cm" svg:height="6.564cm">
          <chart:coordinate-region svg:x="1.952cm" svg:y="1.474cm" svg:width="10.464cm" svg:height="5.718cm"/>
          <chart:axis chart:dimension="x" chart:name="primary-x" chart:style-name="ch5">
            <chart:title svg:x="6.665cm" svg:y="8.019cm" chart:style-name="ch6">
              <text:p>F(n)</text:p>
            </chart:title>
          </chart:axis>
          <chart:axis chart:dimension="y" chart:name="primary-y" chart:style-name="ch7">
            <chart:title svg:x="0.451cm" svg:y="4.733cm" chart:style-name="ch8">
              <text:p>U</text:p>
            </chart:title>
            <chart:grid chart:style-name="ch9" chart:class="major"/>
          </chart:axis>
          <chart:series chart:style-name="ch10" chart:values-cell-range-address="Лист1.L4:Лист1.L9" chart:class="chart:scatter">
            <chart:domain table:cell-range-address="Лист1.K4:Лист1.K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.5">
                <text:p>170.5</text:p>
                <draw:g>
                  <svg:desc>Лист1.K4:Лист1.K9</svg:desc>
                </draw:g>
              </table:table-cell>
              <table:table-cell office:value-type="float" office:value="6.5">
                <text:p>6.5</text:p>
                <draw:g>
                  <svg:desc>Лист1.L4:Лист1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.1">
                <text:p>172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.8">
                <text:p>173.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.4">
                <text:p>175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">
                <text:p>17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.6">
                <text:p>178.6</text:p>
              </table:table-cell>
              <table:table-cell office:value-type="float" office:value="6.7">
                <text:p>6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